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break-before="page"/>
      <style:text-properties style:font-name="Noto Sans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Noto Sans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Noto Sans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Noto Sans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Noto Sans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Noto Sans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style:font-name="Noto Sans" officeooo:rsid="0017ff35" officeooo:paragraph-rsid="0017ff35"/>
    </style:style>
    <style:style style:name="P13" style:family="paragraph" style:parent-style-name="Standard" style:list-style-name="L1">
      <style:text-properties style:font-name="Noto Sans" officeooo:rsid="0017ff35" officeooo:paragraph-rsid="0017ff35" fo:background-color="#ffff00"/>
    </style:style>
    <style:style style:name="P14" style:family="paragraph" style:parent-style-name="Standard" style:list-style-name="L1">
      <style:text-properties style:font-name="Noto Sans" fo:font-style="italic" officeooo:rsid="0017ff35" officeooo:paragraph-rsid="0017ff35" fo:background-color="#ffff00" style:font-style-asian="italic" style:font-style-complex="italic"/>
    </style:style>
    <style:style style:name="P15" style:family="paragraph" style:parent-style-name="Standard" style:list-style-name="L1">
      <style:text-properties style:font-name="Noto Sans" fo:font-style="italic" officeooo:rsid="0017ff35" officeooo:paragraph-rsid="0017ff35" style:font-style-asian="italic" style:font-style-complex="italic"/>
    </style:style>
    <style:style style:name="P16" style:family="paragraph" style:parent-style-name="Standard" style:list-style-name="L1">
      <style:text-properties style:font-name="Noto Sans" fo:font-style="normal" officeooo:rsid="0017ff35" officeooo:paragraph-rsid="0017ff35" fo:background-color="#ffff00" style:font-style-asian="normal" style:font-style-complex="normal"/>
    </style:style>
    <style:style style:name="P17" style:family="paragraph" style:parent-style-name="Standard" style:list-style-name="L1">
      <style:text-properties style:font-name="Noto Sans" fo:font-style="normal" officeooo:rsid="001cee14" officeooo:paragraph-rsid="001cee14" fo:background-color="#ffff00" style:font-style-asian="normal" style:font-style-complex="normal"/>
    </style:style>
    <style:style style:name="P18" style:family="paragraph" style:parent-style-name="Standard" style:list-style-name="L3">
      <style:text-properties style:font-name="Noto Sans" fo:font-style="normal" officeooo:rsid="004ad2b4" officeooo:paragraph-rsid="004ad2b4" fo:background-color="#ffff00" style:font-style-asian="normal" style:font-style-complex="normal"/>
    </style:style>
    <style:style style:name="P19" style:family="paragraph" style:parent-style-name="Standard" style:list-style-name="L3">
      <style:text-properties style:font-name="Noto Sans" fo:font-style="normal" officeooo:rsid="0029679c" officeooo:paragraph-rsid="0029679c" fo:background-color="#ffff00" style:font-style-asian="normal" style:font-style-complex="normal"/>
    </style:style>
    <style:style style:name="P20" style:family="paragraph" style:parent-style-name="Standard" style:list-style-name="L1">
      <style:text-properties style:font-name="Noto Sans" fo:font-style="normal" officeooo:rsid="0017ff35" officeooo:paragraph-rsid="0017ff35" style:font-style-asian="normal" style:font-style-complex="normal"/>
    </style:style>
    <style:style style:name="P21" style:family="paragraph" style:parent-style-name="Standard" style:list-style-name="L8">
      <style:text-properties style:font-name="Noto Sans" fo:font-style="normal" officeooo:rsid="00340d8a" officeooo:paragraph-rsid="00340d8a" style:font-style-asian="normal" style:font-style-complex="normal"/>
    </style:style>
    <style:style style:name="P22" style:family="paragraph" style:parent-style-name="Standard" style:list-style-name="L8">
      <style:text-properties style:font-name="Noto Sans" fo:font-style="normal" officeooo:rsid="0038282f" officeooo:paragraph-rsid="0038282f" style:font-style-asian="normal" style:font-style-complex="normal"/>
    </style:style>
    <style:style style:name="P23" style:family="paragraph" style:parent-style-name="Standard" style:list-style-name="L8">
      <style:text-properties style:font-name="Noto Sans" fo:font-style="normal" officeooo:rsid="0034f4e5" officeooo:paragraph-rsid="0034f4e5" style:font-style-asian="normal" style:font-style-complex="normal"/>
    </style:style>
    <style:style style:name="P24" style:family="paragraph" style:parent-style-name="Standard" style:list-style-name="L8">
      <style:text-properties style:font-name="Noto Sans" fo:font-style="normal" officeooo:rsid="001cee14" officeooo:paragraph-rsid="001d16bd" style:font-style-asian="normal" style:font-style-complex="normal"/>
    </style:style>
    <style:style style:name="P25" style:family="paragraph" style:parent-style-name="Standard" style:list-style-name="L2">
      <style:text-properties style:font-name="Noto Sans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text-properties style:font-name="Noto Sans" fo:font-size="12pt" fo:font-style="normal" fo:font-weight="normal" officeooo:rsid="001d16bd" officeooo:paragraph-rsid="003ab00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text-properties style:font-name="Noto Sans" fo:font-size="12pt" fo:font-style="normal" fo:font-weight="normal" officeooo:rsid="003cfdf6" officeooo:paragraph-rsid="003cfdf6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style:font-name="Noto Sans" fo:font-size="12pt" fo:font-style="normal" fo:font-weight="normal" officeooo:rsid="001b5733" officeooo:paragraph-rsid="001b573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text-properties style:font-name="Noto Sans" fo:font-size="12pt" fo:font-style="normal" fo:font-weight="normal" officeooo:rsid="001bf2a2" officeooo:paragraph-rsid="001bf2a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text-properties style:font-name="Noto Sans" fo:font-size="12pt" fo:font-style="normal" fo:font-weight="normal" officeooo:rsid="001bf2a2" officeooo:paragraph-rsid="001bf2a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text-properties style:font-name="Noto Sans" fo:font-size="12pt" fo:font-style="normal" fo:font-weight="normal" officeooo:rsid="001bf2a2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text-properties style:font-name="Noto Sans" fo:font-size="12pt" fo:font-style="normal" fo:font-weight="normal" officeooo:rsid="0028f873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text-properties style:font-name="Noto Sans" fo:font-size="12pt" fo:font-style="normal" fo:font-weight="normal" officeooo:rsid="0044e1e1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3">
      <style:text-properties style:font-name="Noto Sans" fo:font-size="12pt" fo:font-style="normal" fo:font-weight="normal" officeooo:rsid="0029679c" officeooo:paragraph-rsid="0029679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3">
      <style:text-properties style:font-name="Noto Sans" fo:font-size="12pt" fo:font-style="normal" fo:font-weight="normal" officeooo:rsid="00221b32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text-properties style:font-name="Noto Sans" fo:font-size="12pt" fo:font-style="normal" fo:font-weight="normal" officeooo:rsid="001bf2a2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4">
      <style:text-properties style:font-name="Noto Sans" fo:font-size="12pt" fo:font-style="normal" fo:font-weight="normal" officeooo:rsid="00221b32" officeooo:paragraph-rsid="00221b3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4">
      <style:text-properties style:font-name="Noto Sans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4">
      <style:text-properties style:font-name="Noto Sans" fo:font-size="12pt" fo:font-style="normal" fo:font-weight="normal" officeooo:rsid="00364d05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4">
      <style:text-properties style:font-name="Noto Sans" fo:font-size="12pt" fo:font-style="normal" fo:font-weight="normal" officeooo:rsid="00364d05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text-properties style:font-name="Noto Sans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text-properties style:font-name="Noto Sans" fo:font-size="12pt" fo:font-style="normal" fo:font-weight="normal" officeooo:rsid="001caed5" officeooo:paragraph-rsid="001caed5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text-properties style:font-name="Noto Sans" fo:font-size="12pt" fo:font-style="normal" fo:font-weight="normal" officeooo:rsid="002307e5" officeooo:paragraph-rsid="002307e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text-properties style:font-name="Noto Sans" fo:font-size="12pt" fo:font-style="normal" fo:font-weight="normal" officeooo:rsid="00350829" officeooo:paragraph-rsid="00350829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text-properties style:font-name="Noto Sans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4">
      <style:text-properties style:font-name="Noto Sans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4">
      <style:text-properties style:font-name="Noto Sans" fo:font-size="12pt" fo:font-style="normal" fo:font-weight="normal" officeooo:rsid="002030e3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4">
      <style:text-properties style:font-name="Noto Sans" fo:font-size="12pt" fo:font-style="normal" fo:font-weight="normal" officeooo:rsid="002030e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style:text-properties style:font-name="Noto Sans" fo:font-size="12pt" fo:font-style="normal" fo:font-weight="normal" officeooo:rsid="002030e3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">
      <style:text-properties style:font-name="Noto Sans" fo:font-size="12pt" fo:font-style="normal" fo:font-weight="normal" officeooo:rsid="0024407a" officeooo:paragraph-rsid="0024407a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2">
      <style:text-properties style:font-name="Noto Sans" fo:font-size="12pt" fo:font-style="normal" fo:font-weight="normal" officeooo:rsid="0025afbc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2">
      <style:text-properties style:font-name="Noto Sans" fo:font-size="12pt" fo:font-style="normal" fo:font-weight="normal" officeooo:rsid="0025afbc" officeooo:paragraph-rsid="0025afbc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">
      <style:text-properties style:font-name="Noto Sans" fo:font-size="12pt" fo:font-style="normal" fo:font-weight="normal" officeooo:rsid="00274c32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">
      <style:text-properties style:font-name="Noto Sans" fo:font-size="12pt" fo:font-style="normal" fo:font-weight="normal" officeooo:rsid="003913c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4">
      <style:text-properties style:font-name="Noto Sans" fo:font-size="12pt" fo:font-style="normal" fo:font-weight="normal" officeooo:rsid="0038282f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4">
      <style:text-properties style:font-name="Noto Sans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7">
      <style:text-properties style:font-name="Noto Sans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7">
      <style:text-properties style:font-name="Noto Sans" fo:font-size="12pt" fo:font-style="normal" fo:font-weight="normal" officeooo:rsid="0038282f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4">
      <style:text-properties style:font-name="Noto Sans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7">
      <style:text-properties style:font-name="Noto Sans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4">
      <style:text-properties style:font-name="Noto Sans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7">
      <style:text-properties style:font-name="Noto Sans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4">
      <style:text-properties style:font-name="Noto Sans" fo:font-size="12pt" fo:font-style="normal" fo:font-weight="normal" officeooo:rsid="003a15c1" officeooo:paragraph-rsid="003a15c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7">
      <style:text-properties style:font-name="Noto Sans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7">
      <style:text-properties style:font-name="Noto Sans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4">
      <style:text-properties style:font-name="Noto Sans" fo:font-size="12pt" fo:font-style="normal" fo:font-weight="normal" officeooo:rsid="0029679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4">
      <style:text-properties style:font-name="Noto Sans" fo:font-size="12pt" fo:font-style="normal" fo:font-weight="normal" officeooo:rsid="002b072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6">
      <style:text-properties style:font-name="Noto Sans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4">
      <style:text-properties style:font-name="Noto Sans" fo:font-size="12pt" fo:font-style="normal" fo:font-weight="normal" officeooo:rsid="002cf419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5">
      <style:text-properties style:font-name="Noto Sans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6">
      <style:text-properties style:font-name="Noto Sans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5">
      <style:text-properties style:font-name="Noto Sans" fo:font-size="12pt" fo:font-style="normal" fo:font-weight="normal" officeooo:rsid="001d16bd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5">
      <style:text-properties style:font-name="Noto Sans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8">
      <style:text-properties style:font-name="Noto Sans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style:font-name="Noto Sans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5">
      <style:text-properties style:font-name="Noto Sans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6">
      <style:text-properties style:font-name="Noto Sans" fo:font-size="12pt" fo:font-style="normal" fo:font-weight="normal" officeooo:rsid="00295fc2" officeooo:paragraph-rsid="00295fc2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6">
      <style:text-properties style:font-name="Noto Sans" fo:font-size="12pt" fo:font-style="normal" fo:font-weight="normal" officeooo:rsid="00295fc2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6">
      <style:text-properties style:font-name="Noto Sans" fo:font-size="12pt" fo:font-style="normal" fo:font-weight="normal" officeooo:rsid="002dec9d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6">
      <style:text-properties style:font-name="Noto Sans" fo:font-size="12pt" fo:font-style="normal" fo:font-weight="normal" officeooo:rsid="0034f4e5" officeooo:paragraph-rsid="0034f4e5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6">
      <style:text-properties style:font-name="Noto Sans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style:font-name="Noto Sans" fo:font-size="12pt" fo:font-style="normal" fo:font-weight="normal" officeooo:rsid="004bbbb5" officeooo:paragraph-rsid="004bbbb5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4">
      <style:text-properties style:font-name="Noto Sans" fo:font-size="12pt" fo:font-style="normal" fo:font-weight="bold" officeooo:rsid="003913c3" officeooo:paragraph-rsid="003913c3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 style:list-style-name="L4">
      <style:text-properties style:font-name="Noto Sans" fo:font-size="14pt" fo:font-style="normal" fo:font-weight="bold" officeooo:rsid="00221b32" officeooo:paragraph-rsid="00221b32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 style:list-style-name="L4">
      <style:text-properties style:font-name="Noto Sans" fo:font-size="13pt" fo:font-style="normal" fo:font-weight="bold" officeooo:rsid="002b072c" officeooo:paragraph-rsid="003913c3" style:font-size-asian="13pt" style:font-style-asian="normal" style:font-weight-asian="bold" style:font-size-complex="13pt" style:font-style-complex="normal" style:font-weight-complex="bold"/>
    </style:style>
    <style:style style:name="P86" style:family="paragraph" style:parent-style-name="Standard" style:list-style-name="L2">
      <style:text-properties style:font-name="Noto Sans" fo:font-size="18pt" fo:font-style="normal" fo:font-weight="bold" officeooo:rsid="001caed5" officeooo:paragraph-rsid="00274c32" style:font-size-asian="18pt" style:font-style-asian="normal" style:font-weight-asian="bold" style:font-size-complex="18pt" style:font-style-complex="normal" style:font-weight-complex="bold"/>
    </style:style>
    <style:style style:name="P87" style:family="paragraph" style:parent-style-name="Standard" style:list-style-name="L3">
      <style:text-properties style:text-line-through-style="solid" style:text-line-through-type="single" style:font-name="Noto Sans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officeooo:rsid="002cf419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4b4f2d" style:font-size-asian="10.5pt" style:font-weight-asian="normal" style:font-size-complex="12pt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40d8a"/>
    </style:style>
    <style:style style:name="T16" style:family="text">
      <style:text-properties officeooo:rsid="0034f4e5"/>
    </style:style>
    <style:style style:name="T17" style:family="text">
      <style:text-properties officeooo:rsid="0024407a"/>
    </style:style>
    <style:style style:name="T18" style:family="text">
      <style:text-properties officeooo:rsid="00364d05"/>
    </style:style>
    <style:style style:name="T19" style:family="text">
      <style:text-properties officeooo:rsid="0038282f"/>
    </style:style>
    <style:style style:name="T20" style:family="text">
      <style:text-properties officeooo:rsid="00383145"/>
    </style:style>
    <style:style style:name="T21" style:family="text">
      <style:text-properties officeooo:rsid="003913c3"/>
    </style:style>
    <style:style style:name="T22" style:family="text">
      <style:text-properties officeooo:rsid="003a15c1"/>
    </style:style>
    <style:style style:name="T23" style:family="text">
      <style:text-properties officeooo:rsid="003ab0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79311874" text:style-name="L1">
        <text:list-item>
          <text:p text:style-name="P12">Introduzione (cosa mi propongo di raggiungere con la tesi)</text:p>
          <text:p text:style-name="P12"/>
        </text:list-item>
        <text:list-item>
          <text:p text:style-name="P13">Background (2-4 pg)</text:p>
          <text:list>
            <text:list-item>
              <text:p text:style-name="P14">biologico (dal DNA alla trascrizione, cos’è una proteina, a che servono, come funziona una cellula, molto superficiale, solo infarinatura!) </text:p>
            </text:list-item>
            <text:list-item>
              <text:p text:style-name="P14">bioinformatica</text:p>
              <text:p text:style-name="P12"/>
            </text:list-item>
          </text:list>
        </text:list-item>
        <text:list-item>
          <text:p text:style-name="P12"><text:span text:style-name="T14">Problema della predizione della struttura delle proteine (è un contributo importante della tesi; un bioinformatico si aspetta di trovare informazioni nuove)</text:span> (5-15pg)</text:p>
          <text:p text:style-name="P12"/>
        </text:list-item>
        <text:list-item>
          <text:p text:style-name="P13">Metodi per la predizione della struttura delle proteine (ad alto livello)</text:p>
          <text:list>
            <text:list-item>
              <text:p text:style-name="P13">classici</text:p>
            </text:list-item>
            <text:list-item>
              <text:p text:style-name="P13">storia fino ad AlphaFold</text:p>
              <text:p text:style-name="P12"/>
            </text:list-item>
          </text:list>
        </text:list-item>
        <text:list-item>
          <text:p text:style-name="P12">AlphaFold</text:p>
          <text:list>
            <text:list-item>
              <text:p text:style-name="P14">principi funzionamento superficiali, approccio usato</text:p>
            </text:list-item>
            <text:list-item>
              <text:p text:style-name="P14">cosa consente di fare</text:p>
            </text:list-item>
            <text:list-item>
              <text:p text:style-name="P14">CASP e risultati (convincere che AlphaFold ha schiacciato gli avversari! Non è solo un miglioramento di un epsilon ma una rivoluzione)</text:p>
              <text:p text:style-name="P15"/>
            </text:list-item>
          </text:list>
        </text:list-item>
        <text:list-item>
          <text:p text:style-name="P16">Utilizzo di AlphaFold</text:p>
          <text:list>
            <text:list-item>
              <text:p text:style-name="P16">esempio d’uso (fai notare il fatto che ci sia un server dell’Unipi e che l’ho usato)</text:p>
            </text:list-item>
            <text:list-item>
              <text:p text:style-name="P16">visualizzazione risultato (e differenze rappresentazioni)</text:p>
              <text:p text:style-name="P20"/>
            </text:list-item>
          </text:list>
        </text:list-item>
      </text:list>
      <text:h text:style-name="Heading_20_1" text:outline-level="1">Scenari futuri e conclusioni</text:h>
      <text:list xml:id="list5926020522699" text:continue-numbering="true" text:style-name="L1">
        <text:list-item>
          <text:list>
            <text:list-item>
              <text:p text:style-name="P17">il problema del protein folding non è risolto</text:p>
            </text:list-item>
            <text:list-item>
              <text:p text:style-name="P17">drug engineering</text:p>
            </text:list-item>
            <text:list-item>
              <text:p text:style-name="P17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8">Background biologico</text:p>
      <text:list xml:id="list2944681413" text:style-name="L2">
        <text:list-item>
          <text:p text:style-name="P25">organizzazione molecolare dei viventi</text:p>
        </text:list-item>
        <text:list-item>
          <text:p text:style-name="P26">come funziona una cellula</text:p>
        </text:list-item>
        <text:list-item>
          <text:p text:style-name="P27">strumenti di indagine nel mondo microscopico</text:p>
        </text:list-item>
        <text:list-item>
          <text:p text:style-name="P28">DNA,<text:span text:style-name="T3"> </text:span><text:span text:style-name="T7">fenotipo e genotipo</text:span></text:p>
        </text:list-item>
        <text:list-item>
          <text:p text:style-name="P28">somiglianza nel DNA e implicazioni per informatica </text:p>
        </text:list-item>
        <text:list-item>
          <text:p text:style-name="P29">RNA</text:p>
        </text:list-item>
        <text:list-item>
          <text:p text:style-name="P29">Dogma centrale della biologia</text:p>
        </text:list-item>
        <text:list-item>
          <text:p text:style-name="P32">codoni</text:p>
        </text:list-item>
        <text:list-item>
          <text:p text:style-name="P33">traduzione</text:p>
        </text:list-item>
        <text:list-item>
          <text:p text:style-name="P31"><text:span text:style-name="T6">a</text:span>mminoacidi</text:p>
        </text:list-item>
        <text:list-item>
          <text:p text:style-name="P30">Protein<text:span text:style-name="T1">e, </text:span><text:span text:style-name="T3">le </text:span><text:span text:style-name="T2">macromolecole più importanti della vita</text:span></text:p>
        </text:list-item>
      </text:list>
      <text:p text:style-name="P8"/>
      <text:p text:style-name="P8">Background informatico</text:p>
      <text:list xml:id="list488545910" text:style-name="L3">
        <text:list-item>
          <text:p text:style-name="P35">bioinformatica</text:p>
        </text:list-item>
        <text:list-item>
          <text:p text:style-name="P87">database bioinformatici</text:p>
        </text:list-item>
        <text:list-item>
          <text:p text:style-name="P34">machine learning</text:p>
        </text:list-item>
        <text:list-item>
          <text:p text:style-name="P19"><text:span text:style-name="T12">reti neurali, </text:span><text:span text:style-name="T11">deep learning</text:span></text:p>
        </text:list-item>
        <text:list-item>
          <text:p text:style-name="P18"><text:span text:style-name="T11">soft computing</text:span></text:p>
        </text:list-item>
        <text:list-item>
          <text:p text:style-name="P18"><text:span text:style-name="T11">?</text:span><text:span text:style-name="T13">algoritmi genetici?</text:span></text:p>
        </text:list-item>
      </text:list>
      <text:p text:style-name="P2"/>
      <text:p text:style-name="P4"><text:span text:style-name="T4">3) </text:span>IL PROBLEMA DEL PROTEIN FOLDING</text:p>
      <text:list xml:id="list5925066856070" text:continue-list="list2944681413" text:style-name="L2">
        <text:list-item>
          <text:p text:style-name="P41">cos’è il problema del protein folding: <text:span text:style-name="T22">non solo la struttura finale</text:span></text:p>
        </text:list-item>
        <text:list-item>
          <text:p text:style-name="P42">3 sottoproblemi: folding code, protein structure prediction e folding process</text:p>
        </text:list-item>
        <text:list-item>
          <text:p text:style-name="P43">le domande di principio del protein folding</text:p>
        </text:list-item>
        <text:list-item>
          <text:p text:style-name="P36">struttura delle proteine (<text:span text:style-name="T2">4 </text:span>livelli)</text:p>
        </text:list-item>
        <text:list-item>
          <text:p text:style-name="P36">Domini, Residui, Motivi, Giri</text:p>
        </text:list-item>
        <text:list-item>
          <text:p text:style-name="P41">postulato di Anfinsen, <text:span text:style-name="T17">paradosso di Levinthal</text:span></text:p>
        </text:list-item>
        <text:list-item>
          <text:p text:style-name="P44">interazioni (covalenti, polari, van der Waals, ..)</text:p>
        </text:list-item>
        <text:list-item>
          <text:p text:style-name="P45">una forza dominante o tante piccole forze?</text:p>
        </text:list-item>
        <text:list-item>
          <text:p text:style-name="P45">Cambio di paradigma da metà anni ‘80</text:p>
        </text:list-item>
        <text:list-item>
          <text:p text:style-name="P50">chaperonine, <text:span text:style-name="T5">sintesi</text:span></text:p>
        </text:list-item>
        <text:list-item>
          <text:p text:style-name="P51">misfolding (denaturazione)</text:p>
        </text:list-item>
        <text:list-item>
          <text:p text:style-name="P52">struttura <text:span text:style-name="T5">e </text:span>funzione, malattie <text:span text:style-name="T5">e prioni</text:span></text:p>
        </text:list-item>
        <text:list-item>
          <text:p text:style-name="P53">Limiti al ripiegamento: angoli di tersione e piano di Ramachandran</text:p>
        </text:list-item>
        <text:list-item>
          <text:p text:style-name="P53">processo spontaneo: energia di Gibbs, entalpia, entropia</text:p>
          <text:p text:style-name="P86"/>
        </text:list-item>
      </text:list>
      <text:p text:style-name="P5"><text:span text:style-name="T4">4) </text:span>PREDIZIONE DELLA STRUTTURA D<text:span text:style-name="T5">I</text:span> PROTEINE<text:line-break/></text:p>
      <text:list xml:id="list2638848204" text:style-name="L4">
        <text:list-header>
          <text:p text:style-name="P84"><text:span text:style-name="T18">COME VENGONO DETERMINATE </text:span><text:span text:style-name="T22">SPERIMENTALMENTE </text:span><text:span text:style-name="T18">LE STRUTTURE</text:span></text:p>
        </text:list-header>
        <text:list-item>
          <text:p text:style-name="P38">cristallografia a raggi-x</text:p>
        </text:list-item>
        <text:list-item>
          <text:p text:style-name="P38">NMR, risonanza magnetica nucleare</text:p>
        </text:list-item>
        <text:list-item>
          <text:p text:style-name="P38">Cryo-EM (electron microscopy)</text:p>
          <text:p text:style-name="P37"/>
          <text:p text:style-name="P84"><text:span text:style-name="T18">STRUMENTI E </text:span>METODI COMPUTAZIONALI</text:p>
        </text:list-item>
        <text:list-item>
          <text:p text:style-name="P46">utilità: farmaci e funzione dalla sequenza genica</text:p>
        </text:list-item>
        <text:list-item>
          <text:p text:style-name="P38">come sono descritte le struttre delle proteine (es. PDB format)</text:p>
        </text:list-item>
        <text:list-item>
          <text:p text:style-name="P66">rappresentazioone DNA e sequenze amminoacidiche</text:p>
        </text:list-item>
        <text:list-item>
          <text:p text:style-name="P47">PDB, Protein Databank</text:p>
        </text:list-item>
        <text:list-item>
          <text:p text:style-name="P48">CASP</text:p>
          <text:p text:style-name="P54"/>
        </text:list-item>
        <text:list-item>
          <text:p text:style-name="P54">Workflow oggi (2015)</text:p>
        </text:list-item>
        <text:list-item>
          <text:p text:style-name="P54">proprietà dati input</text:p>
        </text:list-item>
        <text:list-item>
          <text:p text:style-name="P54">output: modelli e informazioni</text:p>
        </text:list-item>
        <text:list-item>
          <text:p text:style-name="P39"><text:span text:style-name="T21">metri</text:span><text:span text:style-name="T23">che </text:span><text:span text:style-name="T21">di </text:span>valutazione e verifica</text:p>
          <text:list>
            <text:list-item>
              <text:p text:style-name="P55">lDDT, GDT...</text:p>
            </text:list-item>
          </text:list>
          <text:p text:style-name="P48"/>
        </text:list-item>
        <text:list-item>
          <text:p text:style-name="P83">Paradigmi (approssimazione biologica)</text:p>
          <text:list>
            <text:list-item>
              <text:p text:style-name="P59">ab initio </text:p>
              <text:list>
                <text:list-item>
                  <text:p text:style-name="P61">spazio configurazionale</text:p>
                </text:list-item>
                <text:list-item>
                  <text:p text:style-name="P61">MD: molecular dynamics</text:p>
                </text:list-item>
                <text:list-item>
                  <text:p text:style-name="P61">complessità e utilità</text:p>
                </text:list-item>
              </text:list>
            </text:list-item>
            <text:list-item>
              <text:p text:style-name="P38">template-based <text:span text:style-name="T21">(homology-based)</text:span></text:p>
              <text:list>
                <text:list-item>
                  <text:p text:style-name="P61">5 step principali</text:p>
                </text:list-item>
              </text:list>
            </text:list-item>
            <text:list-item>
              <text:p text:style-name="P56">threading</text:p>
            </text:list-item>
          </text:list>
        </text:list-item>
        <text:list-item>
          <text:p text:style-name="P38">metodi integrativi</text:p>
          <text:p text:style-name="P54"/>
        </text:list-item>
        <text:list-item>
          <text:p text:style-name="P83">Paradigmi (soft computing)</text:p>
          <text:list>
            <text:list-item>
              <text:p text:style-name="P54">ANN</text:p>
            </text:list-item>
            <text:list-item>
              <text:p text:style-name="P54">EC</text:p>
            </text:list-item>
            <text:list-item>
              <text:p text:style-name="P54">SVM</text:p>
            </text:list-item>
            <text:list-item>
              <text:p text:style-name="P63">altri approcci: statistici, matematici, correlated mutation, ...</text:p>
              <text:p text:style-name="P54"/>
            </text:list-item>
          </text:list>
        </text:list-item>
        <text:list-item>
          <text:p text:style-name="P85">ML e task biologici</text:p>
          <text:list>
            <text:list-item>
              <text:p text:style-name="P67">MSA</text:p>
            </text:list-item>
            <text:list-item>
              <text:p text:style-name="P67"><text:soft-page-break/>attention, self-attention, <text:span text:style-name="T10">transformer</text:span></text:p>
            </text:list-item>
            <text:list-item>
              <text:p text:style-name="P69">equivarianza</text:p>
            </text:list-item>
          </text:list>
          <text:p text:style-name="P40"/>
        </text:list-item>
        <text:list-item>
          <text:p text:style-name="P56">un po’ di storia:</text:p>
          <text:list>
            <text:list-item>
              <text:p text:style-name="P49">primi passi: predizione struttura secondaria</text:p>
            </text:list-item>
            <text:list-item>
              <text:p text:style-name="P46">anni ´90: database, omologia e sequence alignment</text:p>
            </text:list-item>
          </text:list>
        </text:list-item>
      </text:list>
      <text:p text:style-name="P10"/>
      <text:p text:style-name="P7"><text:span text:style-name="T4">5) </text:span>ALPHAFOLD</text:p>
      <text:list xml:id="list1395154006" text:style-name="L5">
        <text:list-item>
          <text:p text:style-name="P70">rivoluzione</text:p>
        </text:list-item>
        <text:list-item>
          <text:p text:style-name="P72">cosa consente di fare</text:p>
        </text:list-item>
        <text:list-item>
          <text:p text:style-name="P73">CASP 13, AlphaFold1</text:p>
        </text:list-item>
        <text:list-item>
          <text:p text:style-name="P73">CASP 14, AlphaFold2 e rivoluzione</text:p>
        </text:list-item>
        <text:list-item>
          <text:p text:style-name="P76">AlphaFold DB</text:p>
        </text:list-item>
        <text:list-item>
          <text:p text:style-name="P70">limiti, intrinsically disordered protein regions</text:p>
          <text:p text:style-name="P76"/>
        </text:list-item>
      </text:list>
      <text:p text:style-name="P9">PRINCIPI DI FUNZIONAMENTO</text:p>
      <text:list xml:id="list1580074782" text:style-name="L6">
        <text:list-item>
          <text:p text:style-name="P77">distogramma (contact map)</text:p>
        </text:list-item>
        <text:list-item>
          <text:p text:style-name="P78">dataset bioinformatici usati</text:p>
        </text:list-item>
        <text:list-item>
          <text:p text:style-name="P79">architettura di AlphaFold</text:p>
          <text:list>
            <text:list-item>
              <text:p text:style-name="P80">input</text:p>
            </text:list-item>
            <text:list-item>
              <text:p text:style-name="P81">database usati</text:p>
            </text:list-item>
            <text:list-item>
              <text:p text:style-name="P81">rappresentazioni intermedie</text:p>
            </text:list-item>
            <text:list-item>
              <text:p text:style-name="P81">evoformer</text:p>
            </text:list-item>
            <text:list-item>
              <text:p text:style-name="P71">cosa è cambiato da AlphaFold 1</text:p>
            </text:list-item>
            <text:list-item>
              <text:p text:style-name="P68">Invariant Point Attention (IPA) modulo</text:p>
            </text:list-item>
            <text:list-item>
              <text:p text:style-name="P81"><text:span text:style-name="T16">output: struttura, </text:span>stime di confidenza (pLDDT, PAE)</text:p>
              <text:p text:style-name="P81"/>
            </text:list-item>
          </text:list>
        </text:list-item>
        <text:list-item>
          <text:p text:style-name="P71">DeepMind, Alphabet Inc, Isomorphic Labs</text:p>
        </text:list-item>
      </text:list>
      <text:p text:style-name="P11"/>
      <text:p text:style-name="P6">6) <text:span text:style-name="T15">USO </text:span><text:span text:style-name="T19">DI</text:span> ALPHAFOLD <text:span text:style-name="T23">E VISUALIZZAZIONE </text:span></text:p>
      <text:list xml:id="list3356935036" text:style-name="L7">
        <text:list-item>
          <text:p text:style-name="P64">github</text:p>
        </text:list-item>
        <text:list-item>
          <text:p text:style-name="P60">colab</text:p>
        </text:list-item>
        <text:list-item>
          <text:p text:style-name="P65">esempio d’uso nel server unipi</text:p>
        </text:list-item>
        <text:list-item>
          <text:p text:style-name="P57">visualizzazione</text:p>
        </text:list-item>
        <text:list-item>
          <text:p text:style-name="P58">differenti rappresentazioni: </text:p>
          <text:list>
            <text:list-item>
              <text:p text:style-name="P62">space-fill, wire-frame, ribbon, surface</text:p>
            </text:list-item>
            <text:list-item>
              <text:p text:style-name="P62">colorazione: evoluzione, potenziale elettrostatico</text:p>
            </text:list-item>
            <text:list-item>
              <text:p text:style-name="P62">combinata</text:p>
            </text:list-item>
          </text:list>
        </text:list-item>
      </text:list>
      <text:p text:style-name="P6"/>
      <text:p text:style-name="P6"><text:soft-page-break/>7) SCENARI <text:span text:style-name="T16">APERTI</text:span> E CONCLUSIONI</text:p>
      <text:list xml:id="list504994301" text:style-name="L8">
        <text:list-item>
          <text:p text:style-name="P21">impatto di AlphaFold e AlphaFold DB sulle scienze della vita</text:p>
          <text:list>
            <text:list-item>
              <text:p text:style-name="P22"><text:span text:style-name="T20">box etico-morale: </text:span>si sta andando in una direzione troppo data-centric?</text:p>
            </text:list-item>
          </text:list>
        </text:list-item>
        <text:list-item>
          <text:p text:style-name="P23">AlphaFold e covid-19</text:p>
        </text:list-item>
        <text:list-item>
          <text:p text:style-name="P24">drug engineering</text:p>
        </text:list-item>
        <text:list-item>
          <text:p text:style-name="P74">il problema del protein folding non è risolto</text:p>
        </text:list-item>
      </text:list>
      <text:p text:style-name="P75"/>
      <text:p text:style-name="P75"/>
      <text:p text:style-name="P82">citazioni</text:p>
      <text:p text:style-name="P82">- Dalai Lama – universo in un singolo atomo</text:p>
      <text:p text:style-name="P82">- Pirsig</text:p>
      <text:p text:style-name="P82">- Vare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2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1-24T00:59:23.886322165</dc:date>
    <meta:editing-duration>PT21H20M49S</meta:editing-duration>
    <meta:editing-cycles>24</meta:editing-cycles>
    <meta:generator>LibreOffice/7.2.5.2.0$Linux_X86_64 LibreOffice_project/20$Build-2</meta:generator>
    <meta:document-statistic meta:table-count="0" meta:image-count="0" meta:object-count="0" meta:page-count="5" meta:paragraph-count="139" meta:word-count="709" meta:character-count="4366" meta:non-whitespace-character-count="3904"/>
  </office:meta>
</office:document-meta>
</file>